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officeooo:rsid="0017a6ec" officeooo:paragraph-rsid="0017a6ec"/>
    </style:style>
    <style:style style:name="P2" style:family="paragraph" style:parent-style-name="Standard">
      <style:paragraph-properties fo:text-align="justify" style:justify-single-word="false"/>
      <style:text-properties officeooo:rsid="001ac647" officeooo:paragraph-rsid="001ac647"/>
    </style:style>
    <style:style style:name="P3" style:family="paragraph" style:parent-style-name="Standard">
      <style:paragraph-properties fo:text-align="justify" style:justify-single-word="false"/>
      <style:text-properties officeooo:rsid="001625a9" officeooo:paragraph-rsid="001625a9"/>
    </style:style>
    <style:style style:name="P4" style:family="paragraph" style:parent-style-name="Standard">
      <style:paragraph-properties fo:text-align="justify" style:justify-single-word="false"/>
      <style:text-properties officeooo:rsid="001db945" officeooo:paragraph-rsid="001db945"/>
    </style:style>
    <style:style style:name="P5" style:family="paragraph" style:parent-style-name="Standard">
      <style:paragraph-properties fo:text-align="justify" style:justify-single-word="false"/>
      <style:text-properties officeooo:rsid="0020afe0" officeooo:paragraph-rsid="0020afe0"/>
    </style:style>
    <style:style style:name="P6" style:family="paragraph" style:parent-style-name="Standard">
      <style:paragraph-properties fo:text-align="justify" style:justify-single-word="false"/>
      <style:text-properties officeooo:rsid="00242b12" officeooo:paragraph-rsid="00242b12"/>
    </style:style>
    <style:style style:name="P7" style:family="paragraph" style:parent-style-name="Standard">
      <style:paragraph-properties fo:text-align="justify" style:justify-single-word="false"/>
      <style:text-properties officeooo:rsid="0026ecf4" officeooo:paragraph-rsid="0026ecf4"/>
    </style:style>
    <style:style style:name="P8" style:family="paragraph" style:parent-style-name="Standard">
      <style:paragraph-properties fo:text-align="justify" style:justify-single-word="false"/>
      <style:text-properties officeooo:rsid="0028d0ca" officeooo:paragraph-rsid="0028d0ca"/>
    </style:style>
    <style:style style:name="P9" style:family="paragraph" style:parent-style-name="Standard">
      <style:paragraph-properties fo:text-align="justify" style:justify-single-word="false"/>
      <style:text-properties officeooo:rsid="0029e49b" officeooo:paragraph-rsid="0029e49b"/>
    </style:style>
    <style:style style:name="P10" style:family="paragraph" style:parent-style-name="Standard">
      <style:paragraph-properties fo:text-align="justify" style:justify-single-word="false"/>
      <style:text-properties officeooo:rsid="002ae05f" officeooo:paragraph-rsid="003033de"/>
    </style:style>
    <style:style style:name="P11" style:family="paragraph" style:parent-style-name="Standard">
      <style:paragraph-properties fo:text-align="justify" style:justify-single-word="false"/>
      <style:text-properties officeooo:rsid="003033de" officeooo:paragraph-rsid="003033de"/>
    </style:style>
    <style:style style:name="P12" style:family="paragraph" style:parent-style-name="Standard">
      <style:paragraph-properties fo:text-align="justify" style:justify-single-word="false"/>
      <style:text-properties officeooo:rsid="003187ca" officeooo:paragraph-rsid="003187ca"/>
    </style:style>
    <style:style style:name="P13" style:family="paragraph" style:parent-style-name="Standard">
      <style:paragraph-properties fo:text-align="justify" style:justify-single-word="false"/>
      <style:text-properties officeooo:rsid="003390e1" officeooo:paragraph-rsid="003390e1"/>
    </style:style>
    <style:style style:name="P14" style:family="paragraph" style:parent-style-name="Standard">
      <style:paragraph-properties fo:text-align="justify" style:justify-single-word="false"/>
      <style:text-properties officeooo:rsid="0036f997" officeooo:paragraph-rsid="0036f997"/>
    </style:style>
    <style:style style:name="P15" style:family="paragraph" style:parent-style-name="Standard">
      <style:paragraph-properties fo:text-align="justify" style:justify-single-word="false"/>
      <style:text-properties officeooo:rsid="003b6ff5" officeooo:paragraph-rsid="003b6ff5"/>
    </style:style>
    <style:style style:name="P16" style:family="paragraph" style:parent-style-name="Standard">
      <style:paragraph-properties fo:text-align="justify" style:justify-single-word="false"/>
      <style:text-properties officeooo:rsid="003d1e77" officeooo:paragraph-rsid="003d1e77"/>
    </style:style>
    <style:style style:name="P17" style:family="paragraph" style:parent-style-name="Standard">
      <style:paragraph-properties fo:text-align="justify" style:justify-single-word="false"/>
      <style:text-properties officeooo:rsid="003eab13" officeooo:paragraph-rsid="003eab13"/>
    </style:style>
    <style:style style:name="P18" style:family="paragraph" style:parent-style-name="Standard">
      <style:paragraph-properties fo:text-align="justify" style:justify-single-word="false"/>
      <style:text-properties officeooo:rsid="0041c88d" officeooo:paragraph-rsid="0041c88d"/>
    </style:style>
    <style:style style:name="P19" style:family="paragraph" style:parent-style-name="Standard">
      <style:paragraph-properties fo:text-align="justify" style:justify-single-word="false"/>
      <style:text-properties officeooo:rsid="0043447c" officeooo:paragraph-rsid="0043447c"/>
    </style:style>
    <style:style style:name="P20" style:family="paragraph" style:parent-style-name="Standard">
      <style:paragraph-properties fo:text-align="justify" style:justify-single-word="false"/>
      <style:text-properties officeooo:rsid="00468473" officeooo:paragraph-rsid="00468473"/>
    </style:style>
    <style:style style:name="P21" style:family="paragraph" style:parent-style-name="Standard">
      <style:paragraph-properties fo:text-align="justify" style:justify-single-word="false"/>
      <style:text-properties officeooo:rsid="004b2eea" officeooo:paragraph-rsid="004b2eea"/>
    </style:style>
    <style:style style:name="P22" style:family="paragraph" style:parent-style-name="Standard">
      <style:paragraph-properties fo:text-align="justify" style:justify-single-word="false"/>
      <style:text-properties officeooo:rsid="004c8a09" officeooo:paragraph-rsid="004c8a09"/>
    </style:style>
    <style:style style:name="P23" style:family="paragraph" style:parent-style-name="Standard">
      <style:paragraph-properties fo:text-align="justify" style:justify-single-word="false"/>
      <style:text-properties officeooo:rsid="004de559" officeooo:paragraph-rsid="004de559"/>
    </style:style>
    <style:style style:name="P24" style:family="paragraph" style:parent-style-name="Standard">
      <style:paragraph-properties fo:text-align="justify" style:justify-single-word="false"/>
      <style:text-properties officeooo:rsid="004faae9" officeooo:paragraph-rsid="004faae9"/>
    </style:style>
    <style:style style:name="P25" style:family="paragraph" style:parent-style-name="Standard">
      <style:paragraph-properties fo:text-align="justify" style:justify-single-word="false"/>
      <style:text-properties officeooo:rsid="00511e95" officeooo:paragraph-rsid="00511e95"/>
    </style:style>
    <style:style style:name="P26" style:family="paragraph" style:parent-style-name="Standard">
      <style:paragraph-properties fo:text-align="justify" style:justify-single-word="false"/>
      <style:text-properties officeooo:rsid="0051d50c" officeooo:paragraph-rsid="0051d50c"/>
    </style:style>
    <style:style style:name="P27" style:family="paragraph" style:parent-style-name="Standard">
      <style:paragraph-properties fo:text-align="justify" style:justify-single-word="false"/>
      <style:text-properties officeooo:rsid="0053a64a" officeooo:paragraph-rsid="0053a64a"/>
    </style:style>
    <style:style style:name="P28" style:family="paragraph" style:parent-style-name="Standard">
      <style:paragraph-properties fo:text-align="justify" style:justify-single-word="false"/>
      <style:text-properties officeooo:rsid="0054ab8b" officeooo:paragraph-rsid="0054ab8b"/>
    </style:style>
    <style:style style:name="P29" style:family="paragraph" style:parent-style-name="Standard">
      <style:paragraph-properties fo:text-align="justify" style:justify-single-word="false"/>
      <style:text-properties officeooo:rsid="0056f312" officeooo:paragraph-rsid="0056f312"/>
    </style:style>
    <style:style style:name="P30" style:family="paragraph" style:parent-style-name="Standard">
      <style:paragraph-properties fo:text-align="justify" style:justify-single-word="false"/>
      <style:text-properties officeooo:rsid="00586c1b" officeooo:paragraph-rsid="00586c1b"/>
    </style:style>
    <style:style style:name="P31" style:family="paragraph" style:parent-style-name="Standard">
      <style:paragraph-properties fo:text-align="justify" style:justify-single-word="false"/>
      <style:text-properties officeooo:rsid="005a74af" officeooo:paragraph-rsid="005a74af"/>
    </style:style>
    <style:style style:name="P32" style:family="paragraph" style:parent-style-name="Standard">
      <style:paragraph-properties fo:text-align="justify" style:justify-single-word="false"/>
      <style:text-properties officeooo:rsid="005b720e" officeooo:paragraph-rsid="005b720e"/>
    </style:style>
    <style:style style:name="P33" style:family="paragraph" style:parent-style-name="Standard">
      <style:paragraph-properties fo:text-align="justify" style:justify-single-word="false"/>
      <style:text-properties officeooo:rsid="005be5bb" officeooo:paragraph-rsid="005be5bb"/>
    </style:style>
    <style:style style:name="P34" style:family="paragraph" style:parent-style-name="Standard">
      <style:paragraph-properties fo:text-align="justify" style:justify-single-word="false"/>
      <style:text-properties officeooo:rsid="005c81b1" officeooo:paragraph-rsid="005c81b1"/>
    </style:style>
    <style:style style:name="P35" style:family="paragraph" style:parent-style-name="Standard">
      <style:paragraph-properties fo:text-align="justify" style:justify-single-word="false"/>
      <style:text-properties officeooo:rsid="005d292a" officeooo:paragraph-rsid="005d292a"/>
    </style:style>
    <style:style style:name="P36" style:family="paragraph" style:parent-style-name="Text_20_body">
      <style:text-properties officeooo:rsid="005e8586" officeooo:paragraph-rsid="005e8586"/>
    </style:style>
    <style:style style:name="T1" style:family="text">
      <style:text-properties officeooo:rsid="0017258a"/>
    </style:style>
    <style:style style:name="T2" style:family="text">
      <style:text-properties officeooo:rsid="001b12b1"/>
    </style:style>
    <style:style style:name="T3" style:family="text">
      <style:text-properties officeooo:rsid="001ecbe7"/>
    </style:style>
    <style:style style:name="T4" style:family="text">
      <style:text-properties officeooo:rsid="0020f864"/>
    </style:style>
    <style:style style:name="T5" style:family="text">
      <style:text-properties officeooo:rsid="00256d9e"/>
    </style:style>
    <style:style style:name="T6" style:family="text">
      <style:text-properties officeooo:rsid="002ae05f"/>
    </style:style>
    <style:style style:name="T7" style:family="text">
      <style:text-properties officeooo:rsid="002b541c"/>
    </style:style>
    <style:style style:name="T8" style:family="text">
      <style:text-properties officeooo:rsid="0031138b"/>
    </style:style>
    <style:style style:name="T9" style:family="text">
      <style:text-properties officeooo:rsid="0036ab6d"/>
    </style:style>
    <style:style style:name="T10" style:family="text">
      <style:text-properties officeooo:rsid="00381fc9"/>
    </style:style>
    <style:style style:name="T11" style:family="text">
      <style:text-properties officeooo:rsid="003c003d"/>
    </style:style>
    <style:style style:name="T12" style:family="text">
      <style:text-properties officeooo:rsid="003ee0a4"/>
    </style:style>
    <style:style style:name="T13" style:family="text">
      <style:text-properties officeooo:rsid="004234cc"/>
    </style:style>
    <style:style style:name="T14" style:family="text">
      <style:text-properties officeooo:rsid="0043f9d5"/>
    </style:style>
    <style:style style:name="T15" style:family="text">
      <style:text-properties officeooo:rsid="0047ed4c"/>
    </style:style>
    <style:style style:name="T16" style:family="text">
      <style:text-properties officeooo:rsid="004c64fa"/>
    </style:style>
    <style:style style:name="T17" style:family="text">
      <style:text-properties officeooo:rsid="005641e6"/>
    </style:style>
    <style:style style:name="T18" style:family="text">
      <style:text-properties officeooo:rsid="00571788"/>
    </style:style>
    <style:style style:name="T19" style:family="text">
      <style:text-properties officeooo:rsid="005a2e1b"/>
    </style:style>
    <style:style style:name="T20" style:family="text">
      <style:text-properties officeooo:rsid="005a7bc8"/>
    </style:style>
    <style:style style:name="T21" style:family="text">
      <style:text-properties officeooo:rsid="005dc6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Du support analogique au support numérique : l</text:span>a vidéo.</text:h>
      <text:p text:style-name="P36">Dominique. theron@bnf.fr</text:p>
      <text:p text:style-name="P3"/>
      <text:p text:style-name="P1">Vidéo : terme utilisé depuis les années 60. </text:p>
      <text:p text:style-name="P1"/>
      <text:p text:style-name="P1">Il existe 3 types de supports : photochimiques, magnétiques et optiques. Ces supports doivent permettre de transmettre de l’image et du son en même temps. Il faut donc prendre en charge deux types de données. Comment on capte, on enregistre des informations lumineuses. </text:p>
      <text:p text:style-name="P1"/>
      <text:p text:style-name="P2">Parler de la vidéo sans évoquer ce qui existait avant est incomplet, il faut donc étudier l’enregistrement photochimique et le cinéma par les frères Lumières. <text:span text:style-name="T2">Les films consistent à enregistrer x images par seconde qui restitue un mouvement. Cf le centre national des archives du cinéma à Bois d’Arcy, conservation des films 35mm dans un bunker. Cf la persistance rétinienne et l’enchainement des photographies (cf le flip book pour la recréation du mouvement). </text:span></text:p>
      <text:p text:style-name="P2"/>
      <text:p text:style-name="P4">Les supports photochimiques utilisent des négatifs, format 35mm (toujours utilisé aujourd’hui par certains réalisateurs) même si en cinéma on trouve des fichiers DCP pour la diffusion. <text:span text:style-name="T3">Ces formats 35mm ou 16mm (pour les reportages et les documentaires le plus souvent) et le Super8 en 8mm pour le format amateurs sont les plus courants. </text:span></text:p>
      <text:p text:style-name="P5">Au départ, le photochimique est en noir et blanc et ensuite le son arrivent dans les années 30 <text:span text:style-name="T4">sur la vidéo. Quand le cinéma devient parlant, le cinéma se fixe car la machinerie nécessaire pour cet enregistrement du son demande beaucoup de moyens techniques. </text:span></text:p>
      <text:p text:style-name="P5"/>
      <text:p text:style-name="P6">Les supports magnétiques. </text:p>
      <text:p text:style-name="P6">La bande magnétique a longtemps servi pour l’enregistrement et la diffusion des vidéos. La bande magnétique a été inventé en Allemagne. <text:span text:style-name="T5">Film plastique revêtu de particule magnétique qui capte les intensités lumineuses. </text:span></text:p>
      <text:p text:style-name="P7">Cf vidéo C’est Normand sur la bande magnétique pour le son. </text:p>
      <text:p text:style-name="P8">Regain d’intérêt pour les bandes magnétiques dans les dernières années tant pour la vidéos (le cinéma) que pour le son avec les cassettes audio. </text:p>
      <text:p text:style-name="P8"/>
      <text:p text:style-name="P9">Cf schéma de fonctionnement de la bande magnétique <text:span text:style-name="T6">+ le fonctionnement du magnétoscope. </text:span></text:p>
      <text:p text:style-name="P10">La bande magnétique pour le son est une technologie des années 50 mais elle permet rapidement de conserver plus que le son. <text:span text:style-name="T7">On stocke les informations vidéos non dans la longueur de la bande (comme le son) mais de manière verticale sous forme de fragment. Cette disposition de l’information impose un agrandissement de la bande magnétique. La bande magnétique défile devant un tambour magnétique qui va lire les pistes vidéos et ensuite on aura les têtes de lecture du son. Cette évolution technologique aboutit au magnétoscope qui permet de diffuser les informations. </text:span></text:p>
      <text:p text:style-name="P10"/>
      <text:p text:style-name="P10"><text:span text:style-name="T7">Dans le monde de la télévision, on faisait du directe puis on s’est mis à enregistrer car on avait la possibilité de le rediffuser. (cf le couronnement de la reine Elisabeth II, première fois que la télévision a diffusé en direct une émission dans le monde entier). Mais si on veut garder trace de cette émission, on ne peut pas encore sauf si on enregistre sur une pellicule en même temps (la caméra pour la télévision et pour l’enregistrement ne fonctionne pas de la même façon). </text:span></text:p>
      <text:p text:style-name="P10"/>
      <text:p text:style-name="P11"><text:soft-page-break/>Le direct empêche d’avoir un montage en immédiat sauf si on a une table spécifique qui permet de switcher les caméras très rapidement <text:span text:style-name="T8">donc plus généralement le direct est plus contraignant que les bandes enregistrées en avance. </text:span></text:p>
      <text:p text:style-name="P12">Le JT est en direct pour la partie présentateur, les sujets eux sont préparés en avance, monter et diffuser pdt le JT. Le différé nécessite un magnétoscope ou une disque dur. </text:p>
      <text:p text:style-name="P12"/>
      <text:p text:style-name="P13">Les premiers mag<text:span text:style-name="T9">né</text:span>toscopes, dans les années 60, sont créés par la société Empex avec de la bande <text:s/>pouces (technologie qui prenait beaucoup de place). </text:p>
      <text:p text:style-name="P13"/>
      <text:p text:style-name="P14">Le grand public a accès à cette technologie avec la cassette Sony et le Betamax (betacam pour la vidéo professionnelle). <text:span text:style-name="T10">Les magnétoscopes servaient d’abord à enregistrer des émissions télévisions et non pas à regarder des cassettes pré-enregistrées. l’autre marque concurrente est le VHS de Matsushita (JVC) et le V2000 de Philips. </text:span></text:p>
      <text:p text:style-name="P14"/>
      <text:p text:style-name="P15">Les magnétoscopes étaient assez complexe à utiliser et les gens les utilisaient avant tout pour lire des cassettes pré-enregistrées. <text:span text:style-name="T11">Mise en place des vidéo-clubs qui connaissent un fort essor. Qualitativement VHS étaient moins bon que les autres marques mais ils ont remportés le gros lot. </text:span></text:p>
      <text:p text:style-name="P15"/>
      <text:p text:style-name="P16">L’Umatic était une cassette plus large avec une meilleur qualité et était utilisé pour pour les diffusions dans les lieux publics (type bibliothèque).</text:p>
      <text:p text:style-name="P17">La taille des cassettes était importante pour les <text:span text:style-name="T12">caméscopes</text:span> et ensuite on les montait sur de plus grandes cassettes pour le magnétoscope et la diffusion. </text:p>
      <text:p text:style-name="P17"/>
      <text:p text:style-name="P18">L’analogique va progressivement vers une réduction des tailles et des poids tout en augmentant la qualité. <text:span text:style-name="T13">D = digital. À l’époque les marques n’étaient pas compatibles entre elles, si on achetait du Sony pour les magnétoscopes, il n’était pas possible d’utiliser les cassettes Panasonic. </text:span></text:p>
      <text:p text:style-name="P18"/>
      <text:p text:style-name="P19">Les supports optiques arrivent dans les années 80 avec le CD pour l’audio puis en 1995, on passe au DVD puis au Blu-ray en 2006. <text:span text:style-name="T14">Tous ces objets font la même taille :12cm. Plus le rayon lumineux est fin, plus les cuvettes seront petites et donc la capacité et la qualité du disque va augmenter. 800 Mo sur le CD, 2,5Go pour le Blu-Ray. </text:span></text:p>
      <text:p text:style-name="P20">Cf le Laserdisque (30 cm) pour une qualité numérique de son <text:span text:style-name="T15">dans les années 80 mais il est rapidement supplanté par le DVD dans les années 90. DVD : Digital Versatil Disque, possibilité de double couche et double face. </text:span></text:p>
      <text:p text:style-name="P20"/>
      <text:p text:style-name="P21">DVD vidéo est développé en lien avec le MPEG pour faire tenir sur une face de disque de 12cm un film de 1h30 à 2h avec une qualité visuelle supérieur. Cette qualité est basé sur le standard vidéo SD (720x576), <text:span text:style-name="T16">en format HD cela donne 1220x1080. </text:span></text:p>
      <text:p text:style-name="P22">Ajd on trouve le 8K : 4320x8192 mais le plus courant est la 4K 2160x4096. </text:p>
      <text:p text:style-name="P23">Ces formats mettent en jeux des compressions de l’image dont la MPEG4. </text:p>
      <text:p text:style-name="P23"/>
      <text:p text:style-name="P24">Dégradation de la vidéo avec la copie et donc on passe par la compression pour retrouver des informations de qualité et donc une qualité stable de l’image. </text:p>
      <text:p text:style-name="P24"/>
      <text:p text:style-name="P25">L’humidité et le vieillissement de la bande pour les cassettes entrainent une dégradation de la bande et rapidement une illisibilité de l’information. </text:p>
      <text:p text:style-name="P26">La bande magnétique peut être chauffé en étuve car cela lui permet de retrouver ses propriétés chimiques mais il faut alors la copier très rapidement pour ne pas constater une autre dégradation de la bande. </text:p>
      <text:p text:style-name="P26">Rayure CD et DVD. </text:p>
      <text:p text:style-name="P27"/>
      <text:p text:style-name="P27">Chaine de numérisation.</text:p>
      <text:p text:style-name="P27"><text:soft-page-break/>Maintenance, nettoyage, étalonnage des équipements des appareils avant même la phase de numérisation. </text:p>
      <text:p text:style-name="P28">Débobinage, rembobinage, vitesse/pistes, alignement des têtes (tracking), <text:span text:style-name="T17">vérification des niveaux et choix des pistes audio. </text:span></text:p>
      <text:p text:style-name="P28"/>
      <text:p text:style-name="P29">Pour un support optique, il faut aussi le nettoyer, choisir le bon lecteur et obtenir une copie complète et non altérée de la copie des fichiers. <text:span text:style-name="T18">Cf l’arborescence des fichiers sur DVD avec Videos-TS et Audio-TS. </text:span></text:p>
      <text:p text:style-name="P29"/>
      <text:p text:style-name="P30">Les supports nativement numériques sont sensés être copiés à l’ident<text:span text:style-name="T19">ique. </text:span></text:p>
      <text:p text:style-name="P31">Cf les formats PRORES d’Apple avec l’application Final Cut pour le montage de la vidéo mais c’est un format propriétaire, <text:span text:style-name="T20">il faut donc les passer en formats JPEG2000 ou MPEG. </text:span></text:p>
      <text:p text:style-name="P32">On peut aussi utiliser la compression (spatiale ou spatio-temporelle). </text:p>
      <text:p text:style-name="P33">Plus on utilise la compression, plus il devient complexe de retoucher les images. </text:p>
      <text:p text:style-name="P34">Cf la page wikipédia sur la compression des fichiers. </text:p>
      <text:p text:style-name="P34"/>
      <text:p text:style-name="P35">La restauration : possibilité avec des formats de très haute qualité. <text:span text:style-name="T21">l’importance du travail de restauration va fortement dépendre de la qualité de l’image de dépar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08:50:56.896081071</meta:creation-date>
    <dc:date>2018-10-17T12:10:57.144022104</dc:date>
    <meta:editing-duration>PT3H7M34S</meta:editing-duration>
    <meta:editing-cycles>77</meta:editing-cycles>
    <meta:generator>LibreOffice/5.3.7.2$MacOSX_X86_64 LibreOffice_project/6b8ed514a9f8b44d37a1b96673cbbdd077e24059</meta:generator>
    <meta:document-statistic meta:table-count="0" meta:image-count="0" meta:object-count="0" meta:page-count="3" meta:paragraph-count="41" meta:word-count="1201" meta:character-count="7375" meta:non-whitespace-character-count="6177"/>
  </office:meta>
</office:document-meta>
</file>